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Sets the task completion order.</text:p>
      <text:p text:style-name="List_20_Contents">&lt;type&gt; is BYORDER or FRE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text:soft-page-break/>&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12T18:01:49.30</dc:date>
    <meta:editing-duration>PT20H16M51S</meta:editing-duration>
    <meta:editing-cycles>116</meta:editing-cycles>
    <meta:generator>LibreOffice/3.3$Win32 LibreOffice_project/330m19$Build-8</meta:generator>
    <meta:document-statistic meta:table-count="0" meta:image-count="0" meta:object-count="0" meta:page-count="21" meta:paragraph-count="415" meta:word-count="2896" meta:character-count="18975"/>
  </office:meta>
</office:document-meta>
</file>